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202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201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2016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201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201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201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201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201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200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0712" calcext:value-type="float">
            <text:p>56.7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200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6304" calcext:value-type="float">
            <text:p>57.2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200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200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8608" calcext:value-type="float">
            <text:p>55.9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200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6816" calcext:value-type="float">
            <text:p>55.2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200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1096" calcext:value-type="float">
            <text:p>55.2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200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548" calcext:value-type="float">
            <text:p>55.2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200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8864" calcext:value-type="float">
            <text:p>54.9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200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200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199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5504" calcext:value-type="float">
            <text:p>54.7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199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3352" calcext:value-type="float">
            <text:p>55.0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199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3664" calcext:value-type="float">
            <text:p>55.2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1995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199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9592" calcext:value-type="float">
            <text:p>55.4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199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3456" calcext:value-type="float">
            <text:p>55.0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199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4104" calcext:value-type="float">
            <text:p>54.9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199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972" calcext:value-type="float">
            <text:p>54.9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198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1988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198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4416" calcext:value-type="float">
            <text:p>55.1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198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198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198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198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496" calcext:value-type="float">
            <text:p>54.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197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964" calcext:value-type="float">
            <text:p>54.2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1312" calcext:value-type="float">
            <text:p>53.9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197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197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197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236" calcext:value-type="float">
            <text:p>53.1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197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2152" calcext:value-type="float">
            <text:p>53.0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197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1970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196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196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195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1956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195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195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NHP-PL-160</text:p>
          </table:table-cell>
          <table:table-cell office:value-type="string" calcext:value-type="string">
            <text:p>195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